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15%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fo:font-size="12pt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 style:master-page-name="Standard">
      <style:paragraph-properties fo:margin-top="0in" fo:margin-bottom="0in" loext:contextual-spacing="false" fo:line-height="115%" style:page-number="1"/>
    </style:style>
    <style:style style:name="P7" style:family="paragraph" style:parent-style-name="Standard">
      <loext:graphic-properties draw:fill="solid" draw:fill-color="#ffffff"/>
      <style:paragraph-properties fo:margin-top="0in" fo:margin-bottom="0.25in" loext:contextual-spacing="false" fo:line-height="115%" fo:background-color="#ffffff" fo:padding="0in" fo:border="none"/>
    </style:style>
    <style:style style:name="P8" style:family="paragraph" style:parent-style-name="Standard">
      <loext:graphic-properties draw:fill="solid" draw:fill-color="#ffffff"/>
      <style:paragraph-properties fo:margin-top="0in" fo:margin-bottom="0.25in" loext:contextual-spacing="false" fo:line-height="100%" fo:background-color="#ffffff" fo:padding="0in" fo:border="none"/>
    </style:style>
    <style:style style:name="P9" style:family="paragraph" style:parent-style-name="Heading_20_2">
      <style:paragraph-properties fo:margin-top="0in" fo:margin-bottom="0in" loext:contextual-spacing="false" fo:line-height="115%" fo:keep-together="auto" fo:padding="0in" fo:border="none" fo:keep-with-next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nteúdo:</text:span><text:span text:style-name="T2"> Câncer de Próstata</text:span></text:p>
      <text:p text:style-name="P2"><text:span text:style-name="T1">Palavra chave: </text:span><text:span text:style-name="T2">Fisioterapia</text:span></text:p>
      <text:p text:style-name="P2"><text:span text:style-name="T2">Referencias:</text:span></text:p>
      <text:p text:style-name="P2"><text:a xlink:type="simple" xlink:href="http://www.accamargo.org.br/tudo-sobre-o-cancer/prostata/32/" text:style-name="Internet_20_link" text:visited-style-name="Visited_20_Internet_20_Link"><text:span text:style-name="T4">http://www.accamargo.org.br/tudo-sobre-o-cancer/prostata/32/</text:span></text:a></text:p>
      <text:p text:style-name="P2"><text:a xlink:type="simple" xlink:href="http://www.fisioterapiaecancer.com.br/prostata" text:style-name="Internet_20_link" text:visited-style-name="Visited_20_Internet_20_Link"><text:span text:style-name="T4">http://www.fisioterapiaecancer.com.br/prostata</text:span></text:a></text:p>
      <text:p text:style-name="P4"/>
      <text:p text:style-name="P9"><text:bookmark text:name="_varnwv7a3si1"/><text:span text:style-name="T1">Título:</text:span></text:p>
      <text:p text:style-name="P1"><text:s/>Câncer de próstata: Novembro azul</text:p>
      <text:p text:style-name="P3"/>
      <text:p text:style-name="P7"><text:span text:style-name="T2">A perda involuntária de urina é definida pela ICS (Sociedade Internacional de Continência) como incontinência urinária, ela causa desconforto social e higiênico. No Brasil, o Câncer de próstata é o 2º mais comum entre homens, somente atrás do câncer de pele, no mundo é 6º mais comum. A incontinência urinária afeta não só o físico mas o consciente dos homens, ela gera desânimo, depressão e exclusão social. </text:span></text:p>
      <text:p text:style-name="P7"><text:span text:style-name="T2">O câncer de próstata é um câncer glandular, ele começa quando as células glandulares que evacuam o sêmen da próstata sofrem uma mutação, transformando as em células cancerígenas. Em muitos casos é descoberto <text:s/>por exames de biópsia, no qual o urologista recolhe uma amostra do tecido da próstata através do reto. Ou também pode ser detectado pelo exame de enzima Antígeno Prostático Específico( PSA).</text:span></text:p>
      <text:p text:style-name="P8"><text:span text:style-name="T2">O diagnóstico precoce é realizado pelo exame digital, conhecido como exame de toque retal, que deve ser feito anualmente por pacientes a partir dos 45 anos, mas se há casos na família, os exames devem começar aos 40 anos. Quando o diagnóstico é precoce as possibilidades de curas e tratamentos são mais garantidas. </text:span></text:p>
      <text:p text:style-name="P8"><text:span text:style-name="T2">Sintomas:</text:span></text:p>
      <text:p text:style-name="P8"><text:span text:style-name="T2">Os sinais e sintomas não são muito específicos, recomendo ir consultar um especialista:</text:span></text:p>
      <text:p text:style-name="P8"><text:span text:style-name="T2">Urinar pouco de cada vez</text:span></text:p>
      <text:p text:style-name="P8"><text:span text:style-name="T2">Urinar com frequência</text:span></text:p>
      <text:p text:style-name="P8"><text:span text:style-name="T2">Dificuldades para urinar</text:span></text:p>
      <text:p text:style-name="P8"><text:span text:style-name="T2">Sangue na urina ou sêmen</text:span></text:p>
      <text:p text:style-name="P8"><text:span text:style-name="T2">Ejaculação dolorosa</text:span></text:p>
      <text:p text:style-name="P7"><text:span text:style-name="T2">A </text:span><text:span text:style-name="T3">fisioterapia </text:span><text:span text:style-name="T2">tem ajudado muito, porém o tratamento deve ser prescrito por um especialista, a </text:span><text:span text:style-name="T3">fisioterapia</text:span><text:span text:style-name="T2"> deve ser iniciada o mais rápido possível, realizando técnicas para fortalecer a musculatura pélvica,auxiliando no pós cirúrgico e diminuindo as perdas urinárias, melhorando a vida sexual e a qualidade de vida. <text:s text:c="3"/></text:span></text:p>
      <text:p text:style-name="P1"><text:span text:style-name="T1">Cinesioterapia</text:span></text:p>
      <text:p text:style-name="P3"/>
      <text:p text:style-name="P1"><text:span text:style-name="T2">A cinesioterapia é uma das principais terapias usadas na </text:span><text:span text:style-name="T3">fisioterapia</text:span><text:span text:style-name="T2">. Os exercícios são realizados todos os dias no programa de reabilitação, estes exercícios não irão melhorar somente a incontinência urinária mas sim aumentar o fortalecimento da musculatura pélvica, também auxiliando na postura e respiração. Qualquer exercício deve ser orientado já na fase pré operatória, e reiniciados após a liberação do médico, acelerando a recuperação.</text:span></text:p>
      <text:p text:style-name="P3"/>
      <text:p text:style-name="P3"/>
      <text:p text:style-name="P1"><text:soft-page-break/><text:span text:style-name="T1">Eletroestimulação</text:span></text:p>
      <text:p text:style-name="P5"/>
      <text:p text:style-name="P1"><text:span text:style-name="T2">A Eletroestimulação utiliza estímulos elétricos para ativar as fibras nervosas, sensitivas e do sistema nervoso, causando efeitos terapêuticos como ativação circulatória, fortalecimento muscular e reparo tecidual. Para realizar o exercício é utilizado sondas via retal,que enviam estilos aos músculos. </text:span></text:p>
      <text:p text:style-name="P3"/>
      <text:p text:style-name="P1"><text:span text:style-name="T2">Quer saber mais ? Entre em contato. (46) 99110-8494 raquelmanfroi@raquelmanfroi.com.br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394" meta:character-count="2730" meta:non-whitespace-character-count="2349"/>
    <meta:generator>LibreOfficeDev/5.1.0.3$Linux_X86_64 LibreOffice_project/</meta:generator>
  </office:meta>
</office:document-meta>
</file>